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457cm" svg:height="1.128cm" svg:x="9.31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457cm" svg:height="1.41cm" svg:x="9.312cm" svg:y="1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cm" svg:height="3cm" svg:x="7.736cm" svg:y="7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1.04cm" svg:y1="3.128cm" svg:x2="9.235cm" svg:y2="7.5cm" draw:start-shape="id1" draw:start-glue-point="2" draw:end-shape="id2" draw:end-glue-point="4" svg:d="m11040 3128-1805 4372">
          <text:p/>
        </draw:connector>
        <draw:connector draw:style-name="gr3" draw:text-style-name="P1" draw:layer="layout" draw:type="line" svg:x1="9.235cm" svg:y1="10.5cm" svg:x2="11.04cm" svg:y2="11.59cm" draw:start-shape="id2" draw:start-glue-point="8" draw:end-shape="id3" draw:end-glue-point="0" svg:d="m9235 10500 1805 1090">
          <text:p/>
        </draw:connector>
        <draw:frame draw:style-name="gr4" draw:layer="layout" svg:width="4.999cm" svg:height="4.991cm" svg:x="5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4" draw:layer="layout" svg:width="3cm" svg:height="3cm" svg:x="11.236cm" svg:y="7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1.04cm" svg:y1="3.128cm" svg:x2="12.735cm" svg:y2="7.5cm" draw:start-shape="id1" draw:start-glue-point="2" draw:end-shape="id4" draw:end-glue-point="4" svg:d="m11040 3128 1695 4372">
          <text:p/>
        </draw:connector>
        <draw:connector draw:style-name="gr3" draw:text-style-name="P1" draw:layer="layout" draw:type="line" svg:x1="12.735cm" svg:y1="10.5cm" svg:x2="11.04cm" svg:y2="11.59cm" draw:start-shape="id4" draw:start-glue-point="8" draw:end-shape="id3" draw:end-glue-point="0" svg:d="m12735 10500-1695 1090">
          <text:p/>
        </draw:connector>
        <draw:frame draw:style-name="gr4" draw:layer="layout" svg:width="4.999cm" svg:height="4.991cm" svg:x="12.236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4.998cm" svg:height="4.991cm" svg:x="8.369cm" svg:y="8.9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4.998cm" svg:height="4.991cm" svg:x="11.736cm" svg:y="8.9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4.998cm" svg:height="4.991cm" svg:x="9.93cm" svg:y="2.4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4.998cm" svg:height="4.991cm" svg:x="9.736cm" svg:y="11.9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3" draw:text-style-name="P1" draw:layer="layout" draw:line-skew="-4.811cm" svg:x1="9.312cm" svg:y1="12.295cm" svg:x2="9.312cm" svg:y2="2.564cm" draw:start-shape="id3" draw:start-glue-point="3" draw:end-shape="id1" draw:end-glue-point="3" svg:d="m9312 12295h-5312v-9731h53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8-13T10:30:13</meta:creation-date>
    <dc:date>2009-07-13T15:09:03.18</dc:date>
    <meta:editing-cycles>3</meta:editing-cycles>
    <meta:editing-duration>PT00H17M18S</meta:editing-duration>
    <dc:creator>FanFan Huang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true</math:mi>
              <math:mo math:stretchy="false">∨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true</math:mi>
        </math:mrow>
        <math:mo math:stretchy="false">)</math:mo>
      </math:mrow>
    </math:mrow>
    <math:annotation math:encoding="StarMath 5.0">@T("in"_1 = true or "in"_2 = true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false</math:mi>
              <math:mo math:stretchy="false">∨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false</math:mi>
        </math:mrow>
        <math:mo math:stretchy="false">)</math:mo>
      </math:mrow>
    </math:mrow>
    <math:annotation math:encoding="StarMath 5.0">@T("in"_1 = false or "in"_2 = false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 math:fontstyle="normal">:</math:mi>
        <math:mo math:stretchy="false">=</math:mo>
        <math:mi math:fontstyle="italic">true</math:mi>
      </math:mrow>
    </math:mrow>
    <math:annotation math:encoding="StarMath 5.0">"out"_1 := tr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 math:fontstyle="normal">:</math:mi>
        <math:mo math:stretchy="false">=</math:mo>
        <math:mi math:fontstyle="italic">false</math:mi>
      </math:mrow>
    </math:mrow>
    <math:annotation math:encoding="StarMath 5.0">"out"_1 := fals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start</math:mi>
        <math:mo math:stretchy="false">)</math:mo>
      </math:mrow>
    </math:mrow>
    <math:annotation math:encoding="StarMath 5.0">"rung"_1 (star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end</math:mi>
        <math:mo math:stretchy="false">)</math:mo>
      </math:mrow>
    </math:mrow>
    <math:annotation math:encoding="StarMath 5.0">"rung"_1 (end)</math:annotation>
  </math:semantics>
</math:math>
</file>